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4BA0000029B00000448DAA8FE4EED686429.svg" manifest:media-type="image/svg+xml"/>
  <manifest:file-entry manifest:full-path="Pictures/10007C4E000012B5000010A48891980B6D8FA77D.svg" manifest:media-type="image/svg+xml"/>
  <manifest:file-entry manifest:full-path="Pictures/10000201000000B5000000A1CF10099BED2138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5.662cm" svg:height="8.945cm" svg:x="4.925cm" svg:y="18.992cm">
            <draw:image xlink:href="Pictures/100084BA0000029B00000448DAA8FE4EED686429.svg" xlink:type="simple" xlink:show="embed" xlink:actuate="onLoad" draw:mime-type="image/svg+xml">
              <text:p/>
            </draw:image>
            <draw:image xlink:href="Pictures/100084BA0000029B00000448DAA8FE4EED686429.svg" xlink:type="simple" xlink:show="embed" xlink:actuate="onLoad" draw:mime-type="image/svg+xml"/>
          </draw:frame>
          <draw:frame draw:style-name="gr1" draw:text-style-name="P1" draw:layer="layout" svg:width="5.662cm" svg:height="8.945cm" svg:x="10.413cm" svg:y="18.992cm">
            <draw:image xlink:href="Pictures/100084BA0000029B00000448DAA8FE4EED686429.svg" xlink:type="simple" xlink:show="embed" xlink:actuate="onLoad" draw:mime-type="image/svg+xml">
              <text:p/>
            </draw:image>
            <draw:image xlink:href="Pictures/100084BA0000029B00000448DAA8FE4EED686429.svg" xlink:type="simple" xlink:show="embed" xlink:actuate="onLoad" draw:mime-type="image/svg+xml"/>
          </draw:frame>
          <draw:frame draw:style-name="gr1" draw:text-style-name="P1" draw:layer="layout" svg:width="5.662cm" svg:height="8.945cm" svg:x="7.669cm" svg:y="11.25cm">
            <draw:image xlink:href="Pictures/100084BA0000029B00000448DAA8FE4EED686429.svg" xlink:type="simple" xlink:show="embed" xlink:actuate="onLoad" draw:mime-type="image/svg+xml">
              <text:p/>
            </draw:image>
            <draw:image xlink:href="Pictures/100084BA0000029B00000448DAA8FE4EED686429.svg" xlink:type="simple" xlink:show="embed" xlink:actuate="onLoad" draw:mime-type="image/svg+xml"/>
          </draw:frame>
        </draw:g>
        <draw:frame draw:style-name="gr1" draw:text-style-name="P1" draw:layer="layout" svg:width="16.157cm" svg:height="14.372cm" svg:x="2.422cm" svg:y="0.128cm">
          <draw:image xlink:href="Pictures/10007C4E000012B5000010A48891980B6D8FA77D.svg" xlink:type="simple" xlink:show="embed" xlink:actuate="onLoad" draw:mime-type="image/svg+xml">
            <text:p/>
          </draw:image>
          <draw:image xlink:href="Pictures/10000201000000B5000000A1CF10099BED21380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13:52:21.761000000</meta:creation-date>
    <dc:date>2020-08-30T13:58:23.535000000</dc:date>
    <meta:editing-duration>PT6M</meta:editing-duration>
    <meta:editing-cycles>4</meta:editing-cycles>
    <meta:generator>LibreOffice/7.0.0.3$Windows_X86_64 LibreOffice_project/8061b3e9204bef6b321a21033174034a5e2ea88e</meta:generator>
    <dc:title>JAMStack E-Commerce Logo</dc:title>
    <meta:document-statistic meta:object-count="5"/>
  </office:meta>
</office:document-meta>
</file>